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04.63mm" svg:height="115.81mm" svg:x="122.08mm" svg:y="9.56mm">
            <loext:p draw:notify-on-update-of-ranges="Sheet9.B11:Sheet9.B48 Sheet9.C11:Sheet9.C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6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114473" calcext:value-type="float">
            <text:p>0,11447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1.20035" calcext:value-type="float">
            <text:p>1,2003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8897.49" calcext:value-type="float">
            <text:p>8897,49</text:p>
          </table:table-cell>
          <table:table-cell table:number-columns-repeated="4"/>
          <table:table-cell table:style-name="ce9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-0.388908" calcext:value-type="float">
            <text:p>-0,388908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420.283" calcext:value-type="float">
            <text:p>420,28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0.320929" calcext:value-type="float">
            <text:p>0,32092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-3300.01" calcext:value-type="float">
            <text:p>-3300,01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nfirmed</text:p>
          </table:table-cell>
          <table:table-cell table:style-name="ce3"/>
          <table:table-cell table:style-name="ce7" office:value-type="string" calcext:value-type="string">
            <text:p>avg error</text:p>
          </table:table-cell>
          <table:table-cell table:style-name="ce7" table:formula="of:=AVERAGE([.F12:.F25])^0.5" office:value-type="float" office:value="178.996553572292" calcext:value-type="float">
            <text:p>178,9965535723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table:style-name="ce4" office:value-type="float" office:value="282" calcext:value-type="float">
            <text:p>282</text:p>
          </table:table-cell>
          <table:table-cell table:number-columns-repeated="8"/>
        </table:table-row>
        <table:table-row table:style-name="ro1">
          <table:table-cell/>
          <table:table-cell table:formula="of:=[.B11]+1" office:value-type="date" office:date-value="2019-01-22" calcext:value-type="date">
            <text:p>22-01-2019</text:p>
          </table:table-cell>
          <table:table-cell table:style-name="ce4" office:value-type="float" office:value="314" calcext:value-type="float">
            <text:p>314</text:p>
          </table:table-cell>
          <table:table-cell/>
          <table:table-cell table:formula="of:=[.F$2]*[.C11]^[.F$3]+[.F$4]*[.C11]^[.F$5]+[.F$6]*[.C11]^[.F$7]+[.F$8]" office:value-type="float" office:value="361.370481332883" calcext:value-type="float">
            <text:p>361,3704813329</text:p>
          </table:table-cell>
          <table:table-cell table:formula="of:=([.E12]-[.C12])^2" office:value-type="float" office:value="2243.96250170903" calcext:value-type="float">
            <text:p>2243,962501709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12]+1" office:value-type="date" office:date-value="2019-01-23" calcext:value-type="date">
            <text:p>23-01-2019</text:p>
          </table:table-cell>
          <table:table-cell table:style-name="ce4" office:value-type="float" office:value="579" calcext:value-type="float">
            <text:p>579</text:p>
          </table:table-cell>
          <table:table-cell/>
          <table:table-cell table:formula="of:=[.F$2]*[.C12]^[.F$3]+[.F$4]*[.C12]^[.F$5]+[.F$6]*[.C12]^[.F$7]+[.F$8]" office:value-type="float" office:value="424.732442194842" calcext:value-type="float">
            <text:p>424,7324421948</text:p>
          </table:table-cell>
          <table:table-cell table:formula="of:=([.E13]-[.C13])^2" office:value-type="float" office:value="23798.4793911676" calcext:value-type="float">
            <text:p>23798,4793911676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13]+1" office:value-type="date" office:date-value="2019-01-24" calcext:value-type="date">
            <text:p>24-01-2019</text:p>
          </table:table-cell>
          <table:table-cell table:style-name="ce4" office:value-type="float" office:value="843" calcext:value-type="float">
            <text:p>843</text:p>
          </table:table-cell>
          <table:table-cell/>
          <table:table-cell table:formula="of:=[.F$2]*[.C13]^[.F$3]+[.F$4]*[.C13]^[.F$5]+[.F$6]*[.C13]^[.F$7]+[.F$8]" office:value-type="float" office:value="923.851577776975" calcext:value-type="float">
            <text:p>923,851577777</text:p>
          </table:table-cell>
          <table:table-cell table:formula="of:=([.E14]-[.C14])^2" office:value-type="float" office:value="6536.97762902629" calcext:value-type="float">
            <text:p>6536,9776290263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14]+1" office:value-type="date" office:date-value="2019-01-25" calcext:value-type="date">
            <text:p>25-01-2019</text:p>
          </table:table-cell>
          <table:table-cell table:style-name="ce4" office:value-type="float" office:value="1337" calcext:value-type="float">
            <text:p>1337</text:p>
          </table:table-cell>
          <table:table-cell/>
          <table:table-cell table:formula="of:=[.F$2]*[.C14]^[.F$3]+[.F$4]*[.C14]^[.F$5]+[.F$6]*[.C14]^[.F$7]+[.F$8]" office:value-type="float" office:value="1371.81482971433" calcext:value-type="float">
            <text:p>1371,8148297143</text:p>
          </table:table-cell>
          <table:table-cell table:formula="of:=([.E15]-[.C15])^2" office:value-type="float" office:value="1212.0723680381" calcext:value-type="float">
            <text:p>1212,0723680381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6" calcext:value-type="date">
            <text:p>26-01-2019</text:p>
          </table:table-cell>
          <table:table-cell table:style-name="ce4" office:value-type="float" office:value="2014" calcext:value-type="float">
            <text:p>2014</text:p>
          </table:table-cell>
          <table:table-cell/>
          <table:table-cell table:formula="of:=[.F$2]*[.C15]^[.F$3]+[.F$4]*[.C15]^[.F$5]+[.F$6]*[.C15]^[.F$7]+[.F$8]" office:value-type="float" office:value="2123.28590089139" calcext:value-type="float">
            <text:p>2123,2859008914</text:p>
          </table:table-cell>
          <table:table-cell table:formula="of:=([.E16]-[.C16])^2" office:value-type="float" office:value="11943.408133643" calcext:value-type="float">
            <text:p>11943,408133643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7" calcext:value-type="date">
            <text:p>27-01-2019</text:p>
          </table:table-cell>
          <table:table-cell table:style-name="ce4" office:value-type="float" office:value="2798" calcext:value-type="float">
            <text:p>2798</text:p>
          </table:table-cell>
          <table:table-cell/>
          <table:table-cell table:formula="of:=[.F$2]*[.C16]^[.F$3]+[.F$4]*[.C16]^[.F$5]+[.F$6]*[.C16]^[.F$7]+[.F$8]" office:value-type="float" office:value="3049.80634492694" calcext:value-type="float">
            <text:p>3049,8063449269</text:p>
          </table:table-cell>
          <table:table-cell table:formula="of:=([.E17]-[.C17])^2" office:value-type="float" office:value="63406.4353454647" calcext:value-type="float">
            <text:p>63406,4353454647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8" calcext:value-type="date">
            <text:p>28-01-2019</text:p>
          </table:table-cell>
          <table:table-cell table:style-name="ce4" office:value-type="float" office:value="4593" calcext:value-type="float">
            <text:p>4593</text:p>
          </table:table-cell>
          <table:table-cell/>
          <table:table-cell table:formula="of:=[.F$2]*[.C17]^[.F$3]+[.F$4]*[.C17]^[.F$5]+[.F$6]*[.C17]^[.F$7]+[.F$8]" office:value-type="float" office:value="4044.07533978079" calcext:value-type="float">
            <text:p>4044,0753397808</text:p>
          </table:table-cell>
          <table:table-cell table:formula="of:=([.E18]-[.C18])^2" office:value-type="float" office:value="301318.282596781" calcext:value-type="float">
            <text:p>301318,282596781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9" calcext:value-type="date">
            <text:p>29-01-2019</text:p>
          </table:table-cell>
          <table:table-cell table:style-name="ce4" office:value-type="float" office:value="6065" calcext:value-type="float">
            <text:p>6065</text:p>
          </table:table-cell>
          <table:table-cell/>
          <table:table-cell table:formula="of:=[.F$2]*[.C18]^[.F$3]+[.F$4]*[.C18]^[.F$5]+[.F$6]*[.C18]^[.F$7]+[.F$8]" office:value-type="float" office:value="6175.11201634352" calcext:value-type="float">
            <text:p>6175,1120163435</text:p>
          </table:table-cell>
          <table:table-cell table:formula="of:=([.E19]-[.C19])^2" office:value-type="float" office:value="12124.6561432346" calcext:value-type="float">
            <text:p>12124,6561432346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30" calcext:value-type="date">
            <text:p>30-01-2019</text:p>
          </table:table-cell>
          <table:table-cell table:style-name="Default" office:value-type="float" office:value="7818" calcext:value-type="float">
            <text:p>7818</text:p>
          </table:table-cell>
          <table:table-cell/>
          <table:table-cell table:formula="of:=[.F$2]*[.C19]^[.F$3]+[.F$4]*[.C19]^[.F$5]+[.F$6]*[.C19]^[.F$7]+[.F$8]" office:value-type="float" office:value="7856.03838472043" calcext:value-type="float">
            <text:p>7856,0383847204</text:p>
          </table:table-cell>
          <table:table-cell table:formula="of:=([.E20]-[.C20])^2" office:value-type="float" office:value="1446.91871213946" calcext:value-type="float">
            <text:p>1446,9187121395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0]^[.F$3]+[.F$4]*[.C20]^[.F$5]+[.F$6]*[.C20]^[.F$7]+[.F$8]" office:value-type="float" office:value="9828.38538646507" calcext:value-type="float">
            <text:p>9828,3853864651</text:p>
          </table:table-cell>
          <table:table-cell table:formula="of:=([.E21]-[.C21])^2" office:value-type="float" office:value="5.69006858774803" calcext:value-type="float">
            <text:p>5,6900685877</text:p>
          </table:table-cell>
          <table:table-cell table:number-columns-repeated="5"/>
        </table:table-row>
        <table:table-row table:style-name="ro1">
          <table:table-cell/>
          <table:table-cell table:formula="of:=[.B21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1]^[.F$3]+[.F$4]*[.C21]^[.F$5]+[.F$6]*[.C21]^[.F$7]+[.F$8]" office:value-type="float" office:value="12075.9924953055" calcext:value-type="float">
            <text:p>12075,9924953055</text:p>
          </table:table-cell>
          <table:table-cell table:formula="of:=([.E22]-[.C22])^2" office:value-type="float" office:value="15127.1539014626" calcext:value-type="float">
            <text:p>15127,1539014626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2]^[.F$3]+[.F$4]*[.C22]^[.F$5]+[.F$6]*[.C22]^[.F$7]+[.F$8]" office:value-type="float" office:value="14460.4162144305" calcext:value-type="float">
            <text:p>14460,4162144305</text:p>
          </table:table-cell>
          <table:table-cell table:formula="of:=([.E23]-[.C23])^2" office:value-type="float" office:value="9328.42763493602" calcext:value-type="float">
            <text:p>9328,427634936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3]^[.F$3]+[.F$4]*[.C23]^[.F$5]+[.F$6]*[.C23]^[.F$7]+[.F$8]" office:value-type="float" office:value="17397.69353389" calcext:value-type="float">
            <text:p>17397,69353389</text:p>
          </table:table-cell>
          <table:table-cell table:formula="of:=([.E24]-[.C24])^2" office:value-type="float" office:value="44.8033959362897" calcext:value-type="float">
            <text:p>44,8033959363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4]^[.F$3]+[.F$4]*[.C24]^[.F$5]+[.F$6]*[.C24]^[.F$7]+[.F$8]" office:value-type="float" office:value="20625.5887815186" calcext:value-type="float">
            <text:p>20625,5887815186</text:p>
          </table:table-cell>
          <table:table-cell table:formula="of:=([.E25]-[.C25])^2" office:value-type="float" office:value="19.4588484905832" calcext:value-type="float">
            <text:p>19,4588484906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5]^[.F$3]+[.F$4]*[.C25]^[.F$5]+[.F$6]*[.C25]^[.F$7]+[.F$8]" office:value-type="float" office:value="24359.8572475568" calcext:value-type="float">
            <text:p>24359,8572475568</text:p>
          </table:table-cell>
          <table:table-cell table:formula="of:=([.E26]-[.C26])^2" office:value-type="float" office:value="37691.4083262217" calcext:value-type="float">
            <text:p>37691,4083262217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date" office:date-value="2019-02-06" calcext:value-type="date">
            <text:p>06-02-2019</text:p>
          </table:table-cell>
          <table:table-cell table:formula="of:=IF([.E27]&lt;10000000000;[.E27];10000000000)" office:value-type="float" office:value="28950.910758502" calcext:value-type="float">
            <text:p>28 951</text:p>
          </table:table-cell>
          <table:table-cell/>
          <table:table-cell table:formula="of:=[.F$2]*[.C26]^[.F$3]+[.F$4]*[.C26]^[.F$5]+[.F$6]*[.C26]^[.F$7]+[.F$8]" office:value-type="float" office:value="28950.910758502" calcext:value-type="float">
            <text:p>28950,910758502</text:p>
          </table:table-cell>
          <table:table-cell table:number-columns-repeated="6"/>
        </table:table-row>
        <table:table-row table:style-name="ro1">
          <table:table-cell/>
          <table:table-cell table:formula="of:=[.B27]+1" office:value-type="date" office:date-value="2019-02-07" calcext:value-type="date">
            <text:p>07-02-2019</text:p>
          </table:table-cell>
          <table:table-cell table:formula="of:=IF([.E28]&lt;10000000000;[.E28];10000000000)" office:value-type="float" office:value="34182.0484702142" calcext:value-type="float">
            <text:p>34 182</text:p>
          </table:table-cell>
          <table:table-cell/>
          <table:table-cell table:formula="of:=[.F$2]*[.C27]^[.F$3]+[.F$4]*[.C27]^[.F$5]+[.F$6]*[.C27]^[.F$7]+[.F$8]" office:value-type="float" office:value="34182.0484702142" calcext:value-type="float">
            <text:p>34182,0484702142</text:p>
          </table:table-cell>
          <table:table-cell table:number-columns-repeated="6"/>
        </table:table-row>
        <table:table-row table:style-name="ro1">
          <table:table-cell/>
          <table:table-cell table:formula="of:=[.B28]+1" office:value-type="date" office:date-value="2019-02-08" calcext:value-type="date">
            <text:p>08-02-2019</text:p>
          </table:table-cell>
          <table:table-cell table:formula="of:=IF([.E29]&lt;10000000000;[.E29];10000000000)" office:value-type="float" office:value="40521.1166704741" calcext:value-type="float">
            <text:p>40 521</text:p>
          </table:table-cell>
          <table:table-cell/>
          <table:table-cell table:formula="of:=[.F$2]*[.C28]^[.F$3]+[.F$4]*[.C28]^[.F$5]+[.F$6]*[.C28]^[.F$7]+[.F$8]" office:value-type="float" office:value="40521.1166704741" calcext:value-type="float">
            <text:p>40521,1166704741</text:p>
          </table:table-cell>
          <table:table-cell table:number-columns-repeated="6"/>
        </table:table-row>
        <table:table-row table:style-name="ro1">
          <table:table-cell/>
          <table:table-cell table:formula="of:=[.B29]+1" office:value-type="date" office:date-value="2019-02-09" calcext:value-type="date">
            <text:p>09-02-2019</text:p>
          </table:table-cell>
          <table:table-cell table:formula="of:=IF([.E30]&lt;10000000000;[.E30];10000000000)" office:value-type="float" office:value="48361.9132993008" calcext:value-type="float">
            <text:p>48 362</text:p>
          </table:table-cell>
          <table:table-cell/>
          <table:table-cell table:formula="of:=[.F$2]*[.C29]^[.F$3]+[.F$4]*[.C29]^[.F$5]+[.F$6]*[.C29]^[.F$7]+[.F$8]" office:value-type="float" office:value="48361.9132993008" calcext:value-type="float">
            <text:p>48361,9132993008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10" calcext:value-type="date">
            <text:p>10-02-2019</text:p>
          </table:table-cell>
          <table:table-cell table:formula="of:=IF([.E31]&lt;10000000000;[.E31];10000000000)" office:value-type="float" office:value="58284.7567880459" calcext:value-type="float">
            <text:p>58 285</text:p>
          </table:table-cell>
          <table:table-cell/>
          <table:table-cell table:formula="of:=[.F$2]*[.C30]^[.F$3]+[.F$4]*[.C30]^[.F$5]+[.F$6]*[.C30]^[.F$7]+[.F$8]" office:value-type="float" office:value="58284.7567880459" calcext:value-type="float">
            <text:p>58284,7567880459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1" calcext:value-type="date">
            <text:p>11-02-2019</text:p>
          </table:table-cell>
          <table:table-cell table:formula="of:=IF([.E32]&lt;10000000000;[.E32];10000000000)" office:value-type="float" office:value="71168.7358909539" calcext:value-type="float">
            <text:p>71 169</text:p>
          </table:table-cell>
          <table:table-cell/>
          <table:table-cell table:formula="of:=[.F$2]*[.C31]^[.F$3]+[.F$4]*[.C31]^[.F$5]+[.F$6]*[.C31]^[.F$7]+[.F$8]" office:value-type="float" office:value="71168.7358909539" calcext:value-type="float">
            <text:p>71168,7358909539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2" calcext:value-type="date">
            <text:p>12-02-2019</text:p>
          </table:table-cell>
          <table:table-cell table:formula="of:=IF([.E33]&lt;10000000000;[.E33];10000000000)" office:value-type="float" office:value="88387.9728911367" calcext:value-type="float">
            <text:p>88 388</text:p>
          </table:table-cell>
          <table:table-cell/>
          <table:table-cell table:formula="of:=[.F$2]*[.C32]^[.F$3]+[.F$4]*[.C32]^[.F$5]+[.F$6]*[.C32]^[.F$7]+[.F$8]" office:value-type="float" office:value="88387.9728911367" calcext:value-type="float">
            <text:p>88387,9728911367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3" calcext:value-type="date">
            <text:p>13-02-2019</text:p>
          </table:table-cell>
          <table:table-cell table:formula="of:=IF([.E34]&lt;10000000000;[.E34];10000000000)" office:value-type="float" office:value="112168.307427724" calcext:value-type="float">
            <text:p>112 168</text:p>
          </table:table-cell>
          <table:table-cell/>
          <table:table-cell table:formula="of:=[.F$2]*[.C33]^[.F$3]+[.F$4]*[.C33]^[.F$5]+[.F$6]*[.C33]^[.F$7]+[.F$8]" office:value-type="float" office:value="112168.307427724" calcext:value-type="float">
            <text:p>112168,307427724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4" calcext:value-type="date">
            <text:p>14-02-2019</text:p>
          </table:table-cell>
          <table:table-cell table:formula="of:=IF([.E35]&lt;10000000000;[.E35];10000000000)" office:value-type="float" office:value="146264.452007505" calcext:value-type="float">
            <text:p>146 264</text:p>
          </table:table-cell>
          <table:table-cell/>
          <table:table-cell table:formula="of:=[.F$2]*[.C34]^[.F$3]+[.F$4]*[.C34]^[.F$5]+[.F$6]*[.C34]^[.F$7]+[.F$8]" office:value-type="float" office:value="146264.452007505" calcext:value-type="float">
            <text:p>146264,452007505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5" calcext:value-type="date">
            <text:p>15-02-2019</text:p>
          </table:table-cell>
          <table:table-cell table:formula="of:=IF([.E36]&lt;10000000000;[.E36];10000000000)" office:value-type="float" office:value="197310.603055716" calcext:value-type="float">
            <text:p>197 311</text:p>
          </table:table-cell>
          <table:table-cell/>
          <table:table-cell table:formula="of:=[.F$2]*[.C35]^[.F$3]+[.F$4]*[.C35]^[.F$5]+[.F$6]*[.C35]^[.F$7]+[.F$8]" office:value-type="float" office:value="197310.603055716" calcext:value-type="float">
            <text:p>197310,603055716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6" calcext:value-type="date">
            <text:p>16-02-2019</text:p>
          </table:table-cell>
          <table:table-cell table:formula="of:=IF([.E37]&lt;10000000000;[.E37];10000000000)" office:value-type="float" office:value="277669.457673144" calcext:value-type="float">
            <text:p>277 669</text:p>
          </table:table-cell>
          <table:table-cell/>
          <table:table-cell table:formula="of:=[.F$2]*[.C36]^[.F$3]+[.F$4]*[.C36]^[.F$5]+[.F$6]*[.C36]^[.F$7]+[.F$8]" office:value-type="float" office:value="277669.457673144" calcext:value-type="float">
            <text:p>277669,457673144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7" calcext:value-type="date">
            <text:p>17-02-2019</text:p>
          </table:table-cell>
          <table:table-cell table:formula="of:=IF([.E38]&lt;10000000000;[.E38];10000000000)" office:value-type="float" office:value="411838.159868657" calcext:value-type="float">
            <text:p>411 838</text:p>
          </table:table-cell>
          <table:table-cell/>
          <table:table-cell table:formula="of:=[.F$2]*[.C37]^[.F$3]+[.F$4]*[.C37]^[.F$5]+[.F$6]*[.C37]^[.F$7]+[.F$8]" office:value-type="float" office:value="411838.159868657" calcext:value-type="float">
            <text:p>411838,159868657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8" calcext:value-type="date">
            <text:p>18-02-2019</text:p>
          </table:table-cell>
          <table:table-cell table:formula="of:=IF([.E39]&lt;10000000000;[.E39];10000000000)" office:value-type="float" office:value="651944.793919536" calcext:value-type="float">
            <text:p>651 945</text:p>
          </table:table-cell>
          <table:table-cell/>
          <table:table-cell table:formula="of:=[.F$2]*[.C38]^[.F$3]+[.F$4]*[.C38]^[.F$5]+[.F$6]*[.C38]^[.F$7]+[.F$8]" office:value-type="float" office:value="651944.793919536" calcext:value-type="float">
            <text:p>651944,793919536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9" calcext:value-type="date">
            <text:p>19-02-2019</text:p>
          </table:table-cell>
          <table:table-cell table:formula="of:=IF([.E40]&lt;10000000000;[.E40];10000000000)" office:value-type="float" office:value="1118530.76463137" calcext:value-type="float">
            <text:p>1 118 531</text:p>
          </table:table-cell>
          <table:table-cell/>
          <table:table-cell table:formula="of:=[.F$2]*[.C39]^[.F$3]+[.F$4]*[.C39]^[.F$5]+[.F$6]*[.C39]^[.F$7]+[.F$8]" office:value-type="float" office:value="1118530.76463137" calcext:value-type="float">
            <text:p>1118530,76463137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20" calcext:value-type="date">
            <text:p>20-02-2019</text:p>
          </table:table-cell>
          <table:table-cell table:formula="of:=IF([.E41]&lt;10000000000;[.E41];10000000000)" office:value-type="float" office:value="2118884.36121201" calcext:value-type="float">
            <text:p>2 118 884</text:p>
          </table:table-cell>
          <table:table-cell/>
          <table:table-cell table:formula="of:=[.F$2]*[.C40]^[.F$3]+[.F$4]*[.C40]^[.F$5]+[.F$6]*[.C40]^[.F$7]+[.F$8]" office:value-type="float" office:value="2118884.36121201" calcext:value-type="float">
            <text:p>2118884,36121201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1" calcext:value-type="date">
            <text:p>21-02-2019</text:p>
          </table:table-cell>
          <table:table-cell table:formula="of:=IF([.E42]&lt;10000000000;[.E42];10000000000)" office:value-type="float" office:value="4531784.47639471" calcext:value-type="float">
            <text:p>4 531 784</text:p>
          </table:table-cell>
          <table:table-cell/>
          <table:table-cell table:formula="of:=[.F$2]*[.C41]^[.F$3]+[.F$4]*[.C41]^[.F$5]+[.F$6]*[.C41]^[.F$7]+[.F$8]" office:value-type="float" office:value="4531784.47639471" calcext:value-type="float">
            <text:p>4531784,47639471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2" calcext:value-type="date">
            <text:p>22-02-2019</text:p>
          </table:table-cell>
          <table:table-cell table:formula="of:=IF([.E43]&lt;10000000000;[.E43];10000000000)" office:value-type="float" office:value="11237167.7973072" calcext:value-type="float">
            <text:p>11 237 168</text:p>
          </table:table-cell>
          <table:table-cell/>
          <table:table-cell table:formula="of:=[.F$2]*[.C42]^[.F$3]+[.F$4]*[.C42]^[.F$5]+[.F$6]*[.C42]^[.F$7]+[.F$8]" office:value-type="float" office:value="11237167.7973072" calcext:value-type="float">
            <text:p>11237167,7973072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3" calcext:value-type="date">
            <text:p>23-02-2019</text:p>
          </table:table-cell>
          <table:table-cell table:formula="of:=IF([.E44]&lt;10000000000;[.E44];10000000000)" office:value-type="float" office:value="33336500.2099008" calcext:value-type="float">
            <text:p>33 336 500</text:p>
          </table:table-cell>
          <table:table-cell/>
          <table:table-cell table:formula="of:=[.F$2]*[.C43]^[.F$3]+[.F$4]*[.C43]^[.F$5]+[.F$6]*[.C43]^[.F$7]+[.F$8]" office:value-type="float" office:value="33336500.2099008" calcext:value-type="float">
            <text:p>33336500,2099008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4" calcext:value-type="date">
            <text:p>24-02-2019</text:p>
          </table:table-cell>
          <table:table-cell table:formula="of:=IF([.E45]&lt;10000000000;[.E45];10000000000)" office:value-type="float" office:value="122804557.394067" calcext:value-type="float">
            <text:p>122 804 557</text:p>
          </table:table-cell>
          <table:table-cell/>
          <table:table-cell table:formula="of:=[.F$2]*[.C44]^[.F$3]+[.F$4]*[.C44]^[.F$5]+[.F$6]*[.C44]^[.F$7]+[.F$8]" office:value-type="float" office:value="122804557.394067" calcext:value-type="float">
            <text:p>122804557,394067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5" calcext:value-type="date">
            <text:p>25-02-2019</text:p>
          </table:table-cell>
          <table:table-cell table:formula="of:=IF([.E46]&lt;10000000000;[.E46];10000000000)" office:value-type="float" office:value="587099761.228176" calcext:value-type="float">
            <text:p>587 099 761</text:p>
          </table:table-cell>
          <table:table-cell/>
          <table:table-cell table:formula="of:=[.F$2]*[.C45]^[.F$3]+[.F$4]*[.C45]^[.F$5]+[.F$6]*[.C45]^[.F$7]+[.F$8]" office:value-type="float" office:value="587099761.228176" calcext:value-type="float">
            <text:p>587099761,228176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6" calcext:value-type="date">
            <text:p>26-02-2019</text:p>
          </table:table-cell>
          <table:table-cell table:formula="of:=IF([.E47]&lt;10000000000;[.E47];10000000000)" office:value-type="float" office:value="3839343902.95042" calcext:value-type="float">
            <text:p>3 839 343 903</text:p>
          </table:table-cell>
          <table:table-cell/>
          <table:table-cell table:formula="of:=[.F$2]*[.C46]^[.F$3]+[.F$4]*[.C46]^[.F$5]+[.F$6]*[.C46]^[.F$7]+[.F$8]" office:value-type="float" office:value="3839343902.95042" calcext:value-type="float">
            <text:p>3839343902,95042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7" calcext:value-type="date">
            <text:p>27-02-2019</text:p>
          </table:table-cell>
          <table:table-cell table:formula="of:=IF([.E48]&lt;10000000000;[.E48];10000000000)" office:value-type="float" office:value="10000000000" calcext:value-type="float">
            <text:p>10 000 000 000</text:p>
          </table:table-cell>
          <table:table-cell/>
          <table:table-cell table:formula="of:=[.F$2]*[.C47]^[.F$3]+[.F$4]*[.C47]^[.F$5]+[.F$6]*[.C47]^[.F$7]+[.F$8]" office:value-type="float" office:value="36573950828.2079" calcext:value-type="float">
            <text:p>36573950828,2079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8" calcext:value-type="date">
            <text:p>28-02-2019</text:p>
          </table:table-cell>
          <table:table-cell table:formula="of:=IF([.E49]&lt;10000000000;[.E49];10000000000)" office:value-type="float" office:value="10000000000" calcext:value-type="float">
            <text:p>10 000 000 000</text:p>
          </table:table-cell>
          <table:table-cell/>
          <table:table-cell table:formula="of:=[.F$2]*[.C48]^[.F$3]+[.F$4]*[.C48]^[.F$5]+[.F$6]*[.C48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3-01" calcext:value-type="date">
            <text:p>01-03-2019</text:p>
          </table:table-cell>
          <table:table-cell table:formula="of:=IF([.E50]&lt;10000000000;[.E50];10000000000)" office:value-type="float" office:value="10000000000" calcext:value-type="float">
            <text:p>10 000 000 000</text:p>
          </table:table-cell>
          <table:table-cell/>
          <table:table-cell table:formula="of:=[.F$2]*[.C49]^[.F$3]+[.F$4]*[.C49]^[.F$5]+[.F$6]*[.C49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2" calcext:value-type="date">
            <text:p>02-03-2019</text:p>
          </table:table-cell>
          <table:table-cell table:formula="of:=IF([.E51]&lt;10000000000;[.E51];10000000000)" office:value-type="float" office:value="10000000000" calcext:value-type="float">
            <text:p>10 000 000 000</text:p>
          </table:table-cell>
          <table:table-cell/>
          <table:table-cell table:formula="of:=[.F$2]*[.C50]^[.F$3]+[.F$4]*[.C50]^[.F$5]+[.F$6]*[.C50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3" calcext:value-type="date">
            <text:p>03-03-2019</text:p>
          </table:table-cell>
          <table:table-cell table:formula="of:=IF([.E52]&lt;10000000000;[.E52];10000000000)" office:value-type="float" office:value="10000000000" calcext:value-type="float">
            <text:p>10 000 000 000</text:p>
          </table:table-cell>
          <table:table-cell/>
          <table:table-cell table:formula="of:=[.F$2]*[.C51]^[.F$3]+[.F$4]*[.C51]^[.F$5]+[.F$6]*[.C51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4" calcext:value-type="date">
            <text:p>04-03-2019</text:p>
          </table:table-cell>
          <table:table-cell table:formula="of:=IF([.E53]&lt;10000000000;[.E53];10000000000)" office:value-type="float" office:value="10000000000" calcext:value-type="float">
            <text:p>10 000 000 000</text:p>
          </table:table-cell>
          <table:table-cell/>
          <table:table-cell table:formula="of:=[.F$2]*[.C52]^[.F$3]+[.F$4]*[.C52]^[.F$5]+[.F$6]*[.C52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5" calcext:value-type="date">
            <text:p>05-03-2019</text:p>
          </table:table-cell>
          <table:table-cell table:formula="of:=IF([.E54]&lt;10000000000;[.E54];10000000000)" office:value-type="float" office:value="10000000000" calcext:value-type="float">
            <text:p>10 000 000 000</text:p>
          </table:table-cell>
          <table:table-cell/>
          <table:table-cell table:formula="of:=[.F$2]*[.C53]^[.F$3]+[.F$4]*[.C53]^[.F$5]+[.F$6]*[.C53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6" calcext:value-type="date">
            <text:p>06-03-2019</text:p>
          </table:table-cell>
          <table:table-cell table:formula="of:=IF([.E55]&lt;10000000000;[.E55];10000000000)" office:value-type="float" office:value="10000000000" calcext:value-type="float">
            <text:p>10 000 000 000</text:p>
          </table:table-cell>
          <table:table-cell/>
          <table:table-cell table:formula="of:=[.F$2]*[.C54]^[.F$3]+[.F$4]*[.C54]^[.F$5]+[.F$6]*[.C54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7" calcext:value-type="date">
            <text:p>07-03-2019</text:p>
          </table:table-cell>
          <table:table-cell table:formula="of:=IF([.E56]&lt;10000000000;[.E56];10000000000)" office:value-type="float" office:value="10000000000" calcext:value-type="float">
            <text:p>10 000 000 000</text:p>
          </table:table-cell>
          <table:table-cell/>
          <table:table-cell table:formula="of:=[.F$2]*[.C55]^[.F$3]+[.F$4]*[.C55]^[.F$5]+[.F$6]*[.C55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8" calcext:value-type="date">
            <text:p>08-03-2019</text:p>
          </table:table-cell>
          <table:table-cell table:formula="of:=IF([.E57]&lt;10000000000;[.E57];10000000000)" office:value-type="float" office:value="10000000000" calcext:value-type="float">
            <text:p>10 000 000 000</text:p>
          </table:table-cell>
          <table:table-cell/>
          <table:table-cell table:formula="of:=[.F$2]*[.C56]^[.F$3]+[.F$4]*[.C56]^[.F$5]+[.F$6]*[.C56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9" calcext:value-type="date">
            <text:p>09-03-2019</text:p>
          </table:table-cell>
          <table:table-cell table:formula="of:=IF([.E58]&lt;10000000000;[.E58];10000000000)" office:value-type="float" office:value="10000000000" calcext:value-type="float">
            <text:p>10 000 000 000</text:p>
          </table:table-cell>
          <table:table-cell/>
          <table:table-cell table:formula="of:=[.F$2]*[.C57]^[.F$3]+[.F$4]*[.C57]^[.F$5]+[.F$6]*[.C57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10" calcext:value-type="date">
            <text:p>10-03-2019</text:p>
          </table:table-cell>
          <table:table-cell table:formula="of:=IF([.E59]&lt;10000000000;[.E59];10000000000)" office:value-type="float" office:value="10000000000" calcext:value-type="float">
            <text:p>10 000 000 000</text:p>
          </table:table-cell>
          <table:table-cell/>
          <table:table-cell table:formula="of:=[.F$2]*[.C58]^[.F$3]+[.F$4]*[.C58]^[.F$5]+[.F$6]*[.C58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1" calcext:value-type="date">
            <text:p>11-03-2019</text:p>
          </table:table-cell>
          <table:table-cell table:formula="of:=IF([.E60]&lt;10000000000;[.E60];10000000000)" office:value-type="float" office:value="10000000000" calcext:value-type="float">
            <text:p>10 000 000 000</text:p>
          </table:table-cell>
          <table:table-cell/>
          <table:table-cell table:formula="of:=[.F$2]*[.C59]^[.F$3]+[.F$4]*[.C59]^[.F$5]+[.F$6]*[.C59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2" calcext:value-type="date">
            <text:p>12-03-2019</text:p>
          </table:table-cell>
          <table:table-cell table:formula="of:=IF([.E61]&lt;10000000000;[.E61];10000000000)" office:value-type="float" office:value="10000000000" calcext:value-type="float">
            <text:p>10 000 000 000</text:p>
          </table:table-cell>
          <table:table-cell/>
          <table:table-cell table:formula="of:=[.F$2]*[.C60]^[.F$3]+[.F$4]*[.C60]^[.F$5]+[.F$6]*[.C60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3" calcext:value-type="date">
            <text:p>13-03-2019</text:p>
          </table:table-cell>
          <table:table-cell table:formula="of:=IF([.E62]&lt;10000000000;[.E62];10000000000)" office:value-type="float" office:value="10000000000" calcext:value-type="float">
            <text:p>10 000 000 000</text:p>
          </table:table-cell>
          <table:table-cell/>
          <table:table-cell table:formula="of:=[.F$2]*[.C61]^[.F$3]+[.F$4]*[.C61]^[.F$5]+[.F$6]*[.C61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4" calcext:value-type="date">
            <text:p>14-03-2019</text:p>
          </table:table-cell>
          <table:table-cell table:formula="of:=IF([.E63]&lt;10000000000;[.E63];10000000000)" office:value-type="float" office:value="10000000000" calcext:value-type="float">
            <text:p>10 000 000 000</text:p>
          </table:table-cell>
          <table:table-cell/>
          <table:table-cell table:formula="of:=[.F$2]*[.C62]^[.F$3]+[.F$4]*[.C62]^[.F$5]+[.F$6]*[.C62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5" calcext:value-type="date">
            <text:p>15-03-2019</text:p>
          </table:table-cell>
          <table:table-cell table:formula="of:=IF([.E64]&lt;10000000000;[.E64];10000000000)" office:value-type="float" office:value="10000000000" calcext:value-type="float">
            <text:p>10 000 000 000</text:p>
          </table:table-cell>
          <table:table-cell/>
          <table:table-cell table:formula="of:=[.F$2]*[.C63]^[.F$3]+[.F$4]*[.C63]^[.F$5]+[.F$6]*[.C63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6" calcext:value-type="date">
            <text:p>16-03-2019</text:p>
          </table:table-cell>
          <table:table-cell table:formula="of:=IF([.E65]&lt;10000000000;[.E65];10000000000)" office:value-type="float" office:value="10000000000" calcext:value-type="float">
            <text:p>10 000 000 000</text:p>
          </table:table-cell>
          <table:table-cell/>
          <table:table-cell table:formula="of:=[.F$2]*[.C64]^[.F$3]+[.F$4]*[.C64]^[.F$5]+[.F$6]*[.C64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7" calcext:value-type="date">
            <text:p>17-03-2019</text:p>
          </table:table-cell>
          <table:table-cell table:formula="of:=IF([.E66]&lt;10000000000;[.E66];10000000000)" office:value-type="float" office:value="10000000000" calcext:value-type="float">
            <text:p>10 000 000 000</text:p>
          </table:table-cell>
          <table:table-cell/>
          <table:table-cell table:formula="of:=[.F$2]*[.C65]^[.F$3]+[.F$4]*[.C65]^[.F$5]+[.F$6]*[.C65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8" calcext:value-type="date">
            <text:p>18-03-2019</text:p>
          </table:table-cell>
          <table:table-cell table:formula="of:=IF([.E67]&lt;10000000000;[.E67];10000000000)" office:value-type="float" office:value="10000000000" calcext:value-type="float">
            <text:p>10 000 000 000</text:p>
          </table:table-cell>
          <table:table-cell/>
          <table:table-cell table:formula="of:=[.F$2]*[.C66]^[.F$3]+[.F$4]*[.C66]^[.F$5]+[.F$6]*[.C66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9" calcext:value-type="date">
            <text:p>19-03-2019</text:p>
          </table:table-cell>
          <table:table-cell table:formula="of:=IF([.E68]&lt;10000000000;[.E68];10000000000)" office:value-type="float" office:value="10000000000" calcext:value-type="float">
            <text:p>10 000 000 000</text:p>
          </table:table-cell>
          <table:table-cell/>
          <table:table-cell table:formula="of:=[.F$2]*[.C67]^[.F$3]+[.F$4]*[.C67]^[.F$5]+[.F$6]*[.C67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20" calcext:value-type="date">
            <text:p>20-03-2019</text:p>
          </table:table-cell>
          <table:table-cell table:formula="of:=IF([.E69]&lt;10000000000;[.E69];10000000000)" office:value-type="float" office:value="10000000000" calcext:value-type="float">
            <text:p>10 000 000 000</text:p>
          </table:table-cell>
          <table:table-cell/>
          <table:table-cell table:formula="of:=[.F$2]*[.C68]^[.F$3]+[.F$4]*[.C68]^[.F$5]+[.F$6]*[.C68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1" calcext:value-type="date">
            <text:p>21-03-2019</text:p>
          </table:table-cell>
          <table:table-cell table:formula="of:=IF([.E70]&lt;10000000000;[.E70];10000000000)" office:value-type="float" office:value="10000000000" calcext:value-type="float">
            <text:p>10 000 000 000</text:p>
          </table:table-cell>
          <table:table-cell/>
          <table:table-cell table:formula="of:=[.F$2]*[.C69]^[.F$3]+[.F$4]*[.C69]^[.F$5]+[.F$6]*[.C69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2" calcext:value-type="date">
            <text:p>22-03-2019</text:p>
          </table:table-cell>
          <table:table-cell table:formula="of:=IF([.E71]&lt;10000000000;[.E71];10000000000)" office:value-type="float" office:value="10000000000" calcext:value-type="float">
            <text:p>10 000 000 000</text:p>
          </table:table-cell>
          <table:table-cell/>
          <table:table-cell table:formula="of:=[.F$2]*[.C70]^[.F$3]+[.F$4]*[.C70]^[.F$5]+[.F$6]*[.C70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3" calcext:value-type="date">
            <text:p>23-03-2019</text:p>
          </table:table-cell>
          <table:table-cell table:formula="of:=IF([.E72]&lt;10000000000;[.E72];10000000000)" office:value-type="float" office:value="10000000000" calcext:value-type="float">
            <text:p>10 000 000 000</text:p>
          </table:table-cell>
          <table:table-cell/>
          <table:table-cell table:formula="of:=[.F$2]*[.C71]^[.F$3]+[.F$4]*[.C71]^[.F$5]+[.F$6]*[.C71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4" calcext:value-type="date">
            <text:p>24-03-2019</text:p>
          </table:table-cell>
          <table:table-cell table:formula="of:=IF([.E73]&lt;10000000000;[.E73];10000000000)" office:value-type="float" office:value="10000000000" calcext:value-type="float">
            <text:p>10 000 000 000</text:p>
          </table:table-cell>
          <table:table-cell/>
          <table:table-cell table:formula="of:=[.F$2]*[.C72]^[.F$3]+[.F$4]*[.C72]^[.F$5]+[.F$6]*[.C72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5" calcext:value-type="date">
            <text:p>25-03-2019</text:p>
          </table:table-cell>
          <table:table-cell table:formula="of:=IF([.E74]&lt;10000000000;[.E74];10000000000)" office:value-type="float" office:value="10000000000" calcext:value-type="float">
            <text:p>10 000 000 000</text:p>
          </table:table-cell>
          <table:table-cell/>
          <table:table-cell table:formula="of:=[.F$2]*[.C73]^[.F$3]+[.F$4]*[.C73]^[.F$5]+[.F$6]*[.C73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6" calcext:value-type="date">
            <text:p>26-03-2019</text:p>
          </table:table-cell>
          <table:table-cell table:formula="of:=IF([.E75]&lt;10000000000;[.E75];10000000000)" office:value-type="float" office:value="10000000000" calcext:value-type="float">
            <text:p>10 000 000 000</text:p>
          </table:table-cell>
          <table:table-cell/>
          <table:table-cell table:formula="of:=[.F$2]*[.C74]^[.F$3]+[.F$4]*[.C74]^[.F$5]+[.F$6]*[.C74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7" calcext:value-type="date">
            <text:p>27-03-2019</text:p>
          </table:table-cell>
          <table:table-cell table:formula="of:=IF([.E76]&lt;10000000000;[.E76];10000000000)" office:value-type="float" office:value="10000000000" calcext:value-type="float">
            <text:p>10 000 000 000</text:p>
          </table:table-cell>
          <table:table-cell/>
          <table:table-cell table:formula="of:=[.F$2]*[.C75]^[.F$3]+[.F$4]*[.C75]^[.F$5]+[.F$6]*[.C75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8" calcext:value-type="date">
            <text:p>28-03-2019</text:p>
          </table:table-cell>
          <table:table-cell table:formula="of:=IF([.E77]&lt;10000000000;[.E77];10000000000)" office:value-type="float" office:value="10000000000" calcext:value-type="float">
            <text:p>10 000 000 000</text:p>
          </table:table-cell>
          <table:table-cell/>
          <table:table-cell table:formula="of:=[.F$2]*[.C76]^[.F$3]+[.F$4]*[.C76]^[.F$5]+[.F$6]*[.C76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9" calcext:value-type="date">
            <text:p>29-03-2019</text:p>
          </table:table-cell>
          <table:table-cell table:formula="of:=IF([.E78]&lt;10000000000;[.E78];10000000000)" office:value-type="float" office:value="10000000000" calcext:value-type="float">
            <text:p>10 000 000 000</text:p>
          </table:table-cell>
          <table:table-cell/>
          <table:table-cell table:formula="of:=[.F$2]*[.C77]^[.F$3]+[.F$4]*[.C77]^[.F$5]+[.F$6]*[.C77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30" calcext:value-type="date">
            <text:p>30-03-2019</text:p>
          </table:table-cell>
          <table:table-cell table:formula="of:=IF([.E79]&lt;10000000000;[.E79];10000000000)" office:value-type="float" office:value="10000000000" calcext:value-type="float">
            <text:p>10 000 000 000</text:p>
          </table:table-cell>
          <table:table-cell/>
          <table:table-cell table:formula="of:=[.F$2]*[.C78]^[.F$3]+[.F$4]*[.C78]^[.F$5]+[.F$6]*[.C78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1" calcext:value-type="date">
            <text:p>31-03-2019</text:p>
          </table:table-cell>
          <table:table-cell table:formula="of:=IF([.E80]&lt;10000000000;[.E80];10000000000)" office:value-type="float" office:value="10000000000" calcext:value-type="float">
            <text:p>10 000 000 000</text:p>
          </table:table-cell>
          <table:table-cell/>
          <table:table-cell table:formula="of:=[.F$2]*[.C79]^[.F$3]+[.F$4]*[.C79]^[.F$5]+[.F$6]*[.C79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4-01" calcext:value-type="date">
            <text:p>01-04-2019</text:p>
          </table:table-cell>
          <table:table-cell table:formula="of:=IF([.E81]&lt;10000000000;[.E81];10000000000)" office:value-type="float" office:value="10000000000" calcext:value-type="float">
            <text:p>10 000 000 000</text:p>
          </table:table-cell>
          <table:table-cell/>
          <table:table-cell table:formula="of:=[.F$2]*[.C80]^[.F$3]+[.F$4]*[.C80]^[.F$5]+[.F$6]*[.C80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2" calcext:value-type="date">
            <text:p>02-04-2019</text:p>
          </table:table-cell>
          <table:table-cell table:formula="of:=IF([.E82]&lt;10000000000;[.E82];10000000000)" office:value-type="float" office:value="10000000000" calcext:value-type="float">
            <text:p>10 000 000 000</text:p>
          </table:table-cell>
          <table:table-cell/>
          <table:table-cell table:formula="of:=[.F$2]*[.C81]^[.F$3]+[.F$4]*[.C81]^[.F$5]+[.F$6]*[.C81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3" calcext:value-type="date">
            <text:p>03-04-2019</text:p>
          </table:table-cell>
          <table:table-cell table:formula="of:=IF([.E83]&lt;10000000000;[.E83];10000000000)" office:value-type="float" office:value="10000000000" calcext:value-type="float">
            <text:p>10 000 000 000</text:p>
          </table:table-cell>
          <table:table-cell/>
          <table:table-cell table:formula="of:=[.F$2]*[.C82]^[.F$3]+[.F$4]*[.C82]^[.F$5]+[.F$6]*[.C82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4" calcext:value-type="date">
            <text:p>04-04-2019</text:p>
          </table:table-cell>
          <table:table-cell table:formula="of:=IF([.E84]&lt;10000000000;[.E84];10000000000)" office:value-type="float" office:value="10000000000" calcext:value-type="float">
            <text:p>10 000 000 000</text:p>
          </table:table-cell>
          <table:table-cell/>
          <table:table-cell table:formula="of:=[.F$2]*[.C83]^[.F$3]+[.F$4]*[.C83]^[.F$5]+[.F$6]*[.C83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5" calcext:value-type="date">
            <text:p>05-04-2019</text:p>
          </table:table-cell>
          <table:table-cell table:formula="of:=IF([.E85]&lt;10000000000;[.E85];10000000000)" office:value-type="float" office:value="10000000000" calcext:value-type="float">
            <text:p>10 000 000 000</text:p>
          </table:table-cell>
          <table:table-cell/>
          <table:table-cell table:formula="of:=[.F$2]*[.C84]^[.F$3]+[.F$4]*[.C84]^[.F$5]+[.F$6]*[.C84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6" calcext:value-type="date">
            <text:p>06-04-2019</text:p>
          </table:table-cell>
          <table:table-cell table:formula="of:=IF([.E86]&lt;10000000000;[.E86];10000000000)" office:value-type="float" office:value="10000000000" calcext:value-type="float">
            <text:p>10 000 000 000</text:p>
          </table:table-cell>
          <table:table-cell/>
          <table:table-cell table:formula="of:=[.F$2]*[.C85]^[.F$3]+[.F$4]*[.C85]^[.F$5]+[.F$6]*[.C85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7" calcext:value-type="date">
            <text:p>07-04-2019</text:p>
          </table:table-cell>
          <table:table-cell table:formula="of:=IF([.E87]&lt;10000000000;[.E87];10000000000)" office:value-type="float" office:value="10000000000" calcext:value-type="float">
            <text:p>10 000 000 000</text:p>
          </table:table-cell>
          <table:table-cell/>
          <table:table-cell table:formula="of:=[.F$2]*[.C86]^[.F$3]+[.F$4]*[.C86]^[.F$5]+[.F$6]*[.C86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8" calcext:value-type="date">
            <text:p>08-04-2019</text:p>
          </table:table-cell>
          <table:table-cell table:formula="of:=IF([.E88]&lt;10000000000;[.E88];10000000000)" office:value-type="float" office:value="10000000000" calcext:value-type="float">
            <text:p>10 000 000 000</text:p>
          </table:table-cell>
          <table:table-cell/>
          <table:table-cell table:formula="of:=[.F$2]*[.C87]^[.F$3]+[.F$4]*[.C87]^[.F$5]+[.F$6]*[.C87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9" calcext:value-type="date">
            <text:p>09-04-2019</text:p>
          </table:table-cell>
          <table:table-cell table:formula="of:=IF([.E89]&lt;10000000000;[.E89];10000000000)" office:value-type="float" office:value="10000000000" calcext:value-type="float">
            <text:p>10 000 000 000</text:p>
          </table:table-cell>
          <table:table-cell/>
          <table:table-cell table:formula="of:=[.F$2]*[.C88]^[.F$3]+[.F$4]*[.C88]^[.F$5]+[.F$6]*[.C88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10" calcext:value-type="date">
            <text:p>10-04-2019</text:p>
          </table:table-cell>
          <table:table-cell table:formula="of:=IF([.E90]&lt;10000000000;[.E90];10000000000)" office:value-type="float" office:value="10000000000" calcext:value-type="float">
            <text:p>10 000 000 000</text:p>
          </table:table-cell>
          <table:table-cell/>
          <table:table-cell table:formula="of:=[.F$2]*[.C89]^[.F$3]+[.F$4]*[.C89]^[.F$5]+[.F$6]*[.C89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1" calcext:value-type="date">
            <text:p>11-04-2019</text:p>
          </table:table-cell>
          <table:table-cell table:formula="of:=IF([.E91]&lt;10000000000;[.E91];10000000000)" office:value-type="float" office:value="10000000000" calcext:value-type="float">
            <text:p>10 000 000 000</text:p>
          </table:table-cell>
          <table:table-cell/>
          <table:table-cell table:formula="of:=[.F$2]*[.C90]^[.F$3]+[.F$4]*[.C90]^[.F$5]+[.F$6]*[.C90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2" calcext:value-type="date">
            <text:p>12-04-2019</text:p>
          </table:table-cell>
          <table:table-cell table:formula="of:=IF([.E92]&lt;10000000000;[.E92];10000000000)" office:value-type="float" office:value="10000000000" calcext:value-type="float">
            <text:p>10 000 000 000</text:p>
          </table:table-cell>
          <table:table-cell/>
          <table:table-cell table:formula="of:=[.F$2]*[.C91]^[.F$3]+[.F$4]*[.C91]^[.F$5]+[.F$6]*[.C91]^[.F$7]+[.F$8]" office:value-type="float" office:value="115399948005.686" calcext:value-type="float">
            <text:p>115399948005,686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3" calcext:value-type="date">
            <text:p>13-04-2019</text:p>
          </table:table-cell>
          <table:table-cell table:formula="of:=IF([.E93]&lt;10000000000;[.E93];10000000000)" office:value-type="float" office:value="10000000000" calcext:value-type="float">
            <text:p>10 000 000 000</text:p>
          </table:table-cell>
          <table:table-cell/>
          <table:table-cell table:formula="of:=[.F$2]*[.C92]^[.F$3]+[.F$4]*[.C92]^[.F$5]+[.F$6]*[.C92]^[.F$7]+[.F$8]" office:value-type="float" office:value="115399948005.686" calcext:value-type="float">
            <text:p>115399948005,6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date-style style:name="N124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5T23:05:54.644533347</dc:date>
    <meta:editing-duration>PT18M31S</meta:editing-duration>
    <meta:editing-cycles>3</meta:editing-cycles>
    <meta:generator>LibreOffice/5.1.6.2$Linux_X86_64 LibreOffice_project/10m0$Build-2</meta:generator>
    <meta:document-statistic meta:table-count="1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4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64cm" svg:height="11.582cm" xlink:href=".." xlink:type="simple" chart:class="chart:line" chart:style-name="ch1">
        <chart:title svg:x="7.979cm" svg:y="0.367cm" chart:style-name="ch2">
          <text:p>expansion 2019-nCoV</text:p>
        </chart:title>
        <chart:plot-area chart:style-name="ch3" table:cell-range-address="Sheet9.B11:Sheet9.C48" chart:data-source-has-labels="column" svg:x="1.538cm" svg:y="1.183cm" svg:width="15.831cm" svg:height="9.41cm">
          <chartooo:coordinate-region svg:x="3.827cm" svg:y="1.382cm" svg:width="13.542cm" svg:height="7.267cm"/>
          <chart:axis chart:dimension="x" chart:name="primary-x" chart:style-name="ch4" chartooo:axis-type="date">
            <chartooo:date-scale chart:base-time-unit="days"/>
            <chart:title svg:x="9.078cm" svg:y="10.824cm" chart:style-name="ch5">
              <text:p>date</text:p>
            </chart:title>
            <chart:categories table:cell-range-address="Sheet9.B11:Sheet9.B48"/>
            <chart:grid chart:style-name="ch6" chart:class="major"/>
          </chart:axis>
          <chart:axis chart:dimension="y" chart:name="primary-y" chart:style-name="ch7">
            <chart:title svg:x="0.569cm" svg:y="7.387cm" chart:style-name="ch8">
              <text:p>confirmed infections</text:p>
            </chart:title>
            <chart:grid chart:style-name="ch6" chart:class="major"/>
          </chart:axis>
          <chart:series chart:style-name="ch9" chart:values-cell-range-address="Sheet9.C11:Sheet9.C48" chart:class="chart:line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1:Sheet9.B48</svg:desc>
                </draw:g>
              </table:table-cell>
              <table:table-cell office:value-type="float" office:value="282">
                <text:p>282</text:p>
                <draw:g>
                  <svg:desc>Sheet9.C11:Sheet9.C48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950.910758502">
                <text:p>28950.910758502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4182.0484702142">
                <text:p>34182.0484702142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40521.1166704741">
                <text:p>40521.1166704741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48361.9132993008">
                <text:p>48361.913299300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58284.7567880459">
                <text:p>58284.7567880459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71168.7358909539">
                <text:p>71168.7358909539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88387.9728911367">
                <text:p>88387.972891136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12168.307427724">
                <text:p>112168.30742772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146264.452007505">
                <text:p>146264.452007505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197310.603055716">
                <text:p>197310.60305571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277669.457673144">
                <text:p>277669.457673144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411838.159868657">
                <text:p>411838.15986865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651944.793919536">
                <text:p>651944.793919536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118530.76463137">
                <text:p>1118530.76463137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2118884.36121201">
                <text:p>2118884.36121201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4531784.47639471">
                <text:p>4531784.47639471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1237167.7973072">
                <text:p>11237167.7973072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33336500.2099008">
                <text:p>33336500.2099008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22804557.394067">
                <text:p>122804557.394067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87099761.228176">
                <text:p>587099761.228176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3839343902.95042">
                <text:p>3839343902.9504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